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2bb33c" officeooo:paragraph-rsid="003fc50b"/>
    </style:style>
    <style:style style:name="P3" style:family="paragraph" style:parent-style-name="Text_20_body">
      <style:text-properties style:font-name="Liberation Sans" fo:font-size="18pt" fo:font-weight="bold" officeooo:rsid="002b4476" officeooo:paragraph-rsid="0049e0cf" style:font-size-asian="18pt" style:font-weight-asian="bold" style:font-size-complex="18pt" style:font-weight-complex="bold"/>
    </style:style>
    <style:style style:name="P4" style:family="paragraph" style:parent-style-name="Text_20_body">
      <style:text-properties style:font-name="Liberation Sans" officeooo:rsid="002f9dd4" officeooo:paragraph-rsid="002f9dd4"/>
    </style:style>
    <style:style style:name="P5" style:family="paragraph" style:parent-style-name="Text_20_body">
      <style:text-properties style:font-name="Liberation Sans" officeooo:rsid="00377286" officeooo:paragraph-rsid="00377286"/>
    </style:style>
    <style:style style:name="P6" style:family="paragraph" style:parent-style-name="Text_20_body">
      <style:text-properties style:font-name="Liberation Sans" officeooo:rsid="00377286" officeooo:paragraph-rsid="003aba90"/>
    </style:style>
    <style:style style:name="P7" style:family="paragraph" style:parent-style-name="Text_20_body">
      <style:text-properties style:font-name="Liberation Sans" officeooo:rsid="00377286" officeooo:paragraph-rsid="0062dab1"/>
    </style:style>
    <style:style style:name="P8" style:family="paragraph" style:parent-style-name="Text_20_body">
      <style:text-properties style:font-name="Liberation Sans" officeooo:paragraph-rsid="003e10d3"/>
    </style:style>
    <style:style style:name="P9" style:family="paragraph" style:parent-style-name="Text_20_body">
      <style:text-properties style:font-name="Liberation Sans" officeooo:paragraph-rsid="003fc50b"/>
    </style:style>
    <style:style style:name="P10" style:family="paragraph" style:parent-style-name="Text_20_body">
      <style:text-properties style:font-name="Liberation Sans" officeooo:paragraph-rsid="004148d6"/>
    </style:style>
    <style:style style:name="P11" style:family="paragraph" style:parent-style-name="Text_20_body">
      <style:text-properties style:font-name="Liberation Sans" officeooo:rsid="00430f62" officeooo:paragraph-rsid="00430f62"/>
    </style:style>
    <style:style style:name="P12" style:family="paragraph" style:parent-style-name="Text_20_body">
      <style:text-properties style:font-name="Liberation Sans" officeooo:rsid="004277e7" officeooo:paragraph-rsid="00430f62"/>
    </style:style>
    <style:style style:name="P13" style:family="paragraph" style:parent-style-name="Text_20_body">
      <style:text-properties style:font-name="Liberation Sans" officeooo:rsid="0049e0cf" officeooo:paragraph-rsid="0049e0cf"/>
    </style:style>
    <style:style style:name="P14" style:family="paragraph" style:parent-style-name="Text_20_body">
      <style:text-properties style:font-name="Liberation Sans" officeooo:paragraph-rsid="005116cc"/>
    </style:style>
    <style:style style:name="P15" style:family="paragraph" style:parent-style-name="Text_20_body">
      <style:text-properties style:font-name="Liberation Sans" officeooo:rsid="005116cc" officeooo:paragraph-rsid="005116cc"/>
    </style:style>
    <style:style style:name="P16" style:family="paragraph" style:parent-style-name="Text_20_body">
      <style:text-properties style:font-name="Liberation Sans" officeooo:paragraph-rsid="00528d3d"/>
    </style:style>
    <style:style style:name="P17" style:family="paragraph" style:parent-style-name="Text_20_body">
      <style:text-properties style:font-name="Liberation Sans" officeooo:paragraph-rsid="0062dab1"/>
    </style:style>
    <style:style style:name="P18" style:family="paragraph" style:parent-style-name="Text_20_body">
      <style:text-properties style:font-name="Liberation Sans" officeooo:rsid="0062dab1" officeooo:paragraph-rsid="0062dab1"/>
    </style:style>
    <style:style style:name="P19" style:family="paragraph" style:parent-style-name="Text_20_body">
      <style:text-properties style:font-name="Liberation Sans" fo:font-size="10pt" fo:font-style="normal" officeooo:rsid="00513317" officeooo:paragraph-rsid="0058e20a" style:font-size-asian="10pt" style:font-style-asian="normal" style:font-size-complex="10pt" style:font-style-complex="normal"/>
    </style:style>
    <style:style style:name="P20" style:family="paragraph" style:parent-style-name="Text_20_body">
      <style:text-properties style:font-name="Liberation Sans" officeooo:rsid="006c1a01" officeooo:paragraph-rsid="006c1a01"/>
    </style:style>
    <style:style style:name="P21" style:family="paragraph" style:parent-style-name="Text_20_body">
      <style:text-properties officeooo:paragraph-rsid="003e10d3"/>
    </style:style>
    <style:style style:name="P22" style:family="paragraph" style:parent-style-name="Text_20_body">
      <style:text-properties officeooo:paragraph-rsid="003fc50b"/>
    </style:style>
    <style:style style:name="P23" style:family="paragraph" style:parent-style-name="Text_20_body">
      <style:text-properties officeooo:paragraph-rsid="0044a357"/>
    </style:style>
    <style:style style:name="P24" style:family="paragraph" style:parent-style-name="Text_20_body">
      <style:text-properties officeooo:paragraph-rsid="004cc72b"/>
    </style:style>
    <style:style style:name="P25" style:family="paragraph" style:parent-style-name="Text_20_body">
      <style:text-properties officeooo:rsid="004cc72b" officeooo:paragraph-rsid="004cc72b"/>
    </style:style>
    <style:style style:name="P26" style:family="paragraph" style:parent-style-name="Text_20_body">
      <style:text-properties officeooo:paragraph-rsid="003aba90"/>
    </style:style>
    <style:style style:name="P27" style:family="paragraph" style:parent-style-name="Text_20_body">
      <style:text-properties officeooo:paragraph-rsid="005a38c0"/>
    </style:style>
    <style:style style:name="P28" style:family="paragraph" style:parent-style-name="Text_20_body">
      <style:text-properties officeooo:paragraph-rsid="006c1a01"/>
    </style:style>
    <style:style style:name="P29" style:family="paragraph" style:parent-style-name="Preformatted_20_Text">
      <style:paragraph-properties fo:text-align="center" style:justify-single-word="false"/>
      <style:text-properties style:font-name="Liberation Sans" fo:font-weight="bold" officeooo:rsid="0015d3fb" officeooo:paragraph-rsid="001832e7" style:font-weight-asian="bold" style:font-weight-complex="bold"/>
    </style:style>
    <style:style style:name="P30" style:family="paragraph" style:parent-style-name="Preformatted_20_Text">
      <style:text-properties style:font-name="Liberation Sans" officeooo:rsid="0015d3fb" officeooo:paragraph-rsid="0015d3fb"/>
    </style:style>
    <style:style style:name="P31" style:family="paragraph" style:parent-style-name="Preformatted_20_Text">
      <style:text-properties style:font-name="Liberation Sans" officeooo:rsid="0016c747" officeooo:paragraph-rsid="0016c747"/>
    </style:style>
    <style:style style:name="P32" style:family="paragraph" style:parent-style-name="Preformatted_20_Text">
      <style:paragraph-properties fo:text-align="center" style:justify-single-word="false"/>
      <style:text-properties officeooo:paragraph-rsid="00361051"/>
    </style:style>
    <style:style style:name="P33" style:family="paragraph" style:parent-style-name="Preformatted_20_Text">
      <style:paragraph-properties fo:text-align="center" style:justify-single-word="false"/>
      <style:text-properties officeooo:rsid="0068889b" officeooo:paragraph-rsid="0068889b"/>
    </style:style>
    <style:style style:name="P34" style:family="paragraph" style:parent-style-name="Title">
      <style:text-properties style:font-name="Liberation Sans" officeooo:paragraph-rsid="001832e7"/>
    </style:style>
    <style:style style:name="P35" style:family="paragraph" style:parent-style-name="Title">
      <style:text-properties style:font-name="Liberation Sans" fo:font-size="28pt" fo:font-weight="bold" officeooo:rsid="00361051" officeooo:paragraph-rsid="00361051" style:font-name-asian="Noto Sans CJK SC Regular" style:font-size-asian="28pt" style:font-weight-asian="bold" style:font-name-complex="Lohit Devanagari" style:font-size-complex="28pt" style:font-weight-complex="bold"/>
    </style:style>
    <style:style style:name="P36" style:family="paragraph" style:parent-style-name="Preformatted_20_Text">
      <style:paragraph-properties fo:margin-left="1.251cm" fo:margin-right="0cm" fo:text-indent="0cm" style:auto-text-indent="false"/>
    </style:style>
    <style:style style:name="P37" style:family="paragraph" style:parent-style-name="Preformatted_20_Text">
      <style:paragraph-properties fo:margin-left="1.251cm" fo:margin-right="0cm" fo:text-indent="0cm" style:auto-text-indent="false"/>
      <style:text-properties officeooo:paragraph-rsid="00430f62"/>
    </style:style>
    <style:style style:name="P38" style:family="paragraph" style:parent-style-name="Preformatted_20_Text">
      <style:paragraph-properties fo:margin-left="1.251cm" fo:margin-right="0cm" fo:text-indent="0cm" style:auto-text-indent="false"/>
      <style:text-properties style:font-name="Liberation Sans" fo:font-size="11pt" style:font-size-asian="11pt" style:font-size-complex="11pt"/>
    </style:style>
    <style:style style:name="P39" style:family="paragraph" style:parent-style-name="Preformatted_20_Text">
      <style:paragraph-properties fo:margin-left="1.251cm" fo:margin-right="0cm" fo:text-indent="0cm" style:auto-text-indent="false"/>
      <style:text-properties style:font-name="Liberation Sans" fo:font-size="11pt" fo:font-weight="bold" style:font-size-asian="11pt" style:font-weight-asian="bold" style:font-size-complex="11pt" style:font-weight-complex="bold"/>
    </style:style>
    <style:style style:name="P40" style:family="paragraph" style:parent-style-name="Preformatted_20_Text">
      <style:paragraph-properties fo:margin-left="1.251cm" fo:margin-right="0cm" fo:margin-top="0cm" fo:margin-bottom="0.499cm" loext:contextual-spacing="false" fo:text-indent="0cm" style:auto-text-indent="false"/>
    </style:style>
    <style:style style:name="P41" style:family="paragraph" style:parent-style-name="Preformatted_20_Text">
      <style:paragraph-properties fo:margin-left="1.251cm" fo:margin-right="0cm" fo:margin-top="0cm" fo:margin-bottom="0.499cm" loext:contextual-spacing="false" fo:text-indent="0cm" style:auto-text-indent="false"/>
      <style:text-properties officeooo:paragraph-rsid="00430f62"/>
    </style:style>
    <style:style style:name="P42" style:family="paragraph" style:parent-style-name="Preformatted_20_Text">
      <style:paragraph-properties fo:margin-left="1.251cm" fo:margin-right="0cm" fo:margin-top="0cm" fo:margin-bottom="0.499cm" loext:contextual-spacing="false" fo:text-indent="0cm" style:auto-text-indent="false"/>
      <style:text-properties officeooo:paragraph-rsid="004808e3"/>
    </style:style>
    <style:style style:name="P43" style:family="paragraph" style:parent-style-name="Text_20_body">
      <style:paragraph-properties fo:margin-left="1.251cm" fo:margin-right="0cm" fo:text-indent="0cm" style:auto-text-indent="false"/>
      <style:text-properties officeooo:paragraph-rsid="0045f76f"/>
    </style:style>
    <style:style style:name="P44" style:family="paragraph" style:parent-style-name="Text_20_body">
      <style:paragraph-properties fo:margin-left="1.251cm" fo:margin-right="0cm" fo:text-indent="0cm" style:auto-text-indent="false"/>
      <style:text-properties officeooo:paragraph-rsid="005a38c0"/>
    </style:style>
    <style:style style:name="P45" style:family="paragraph" style:parent-style-name="Text_20_body">
      <style:paragraph-properties fo:margin-left="1.251cm" fo:margin-right="0cm" fo:text-indent="0cm" style:auto-text-indent="false"/>
      <style:text-properties style:font-name="Liberation Sans" officeooo:rsid="0058e20a" officeooo:paragraph-rsid="005a38c0"/>
    </style:style>
    <style:style style:name="P46" style:family="paragraph" style:parent-style-name="Text_20_body">
      <style:paragraph-properties fo:margin-left="1.251cm" fo:margin-right="0cm" fo:text-indent="0cm" style:auto-text-indent="false"/>
      <style:text-properties style:font-name="Liberation Sans" officeooo:rsid="0058e20a" officeooo:paragraph-rsid="0058e20a"/>
    </style:style>
    <style:style style:name="P47" style:family="paragraph" style:parent-style-name="Text_20_body">
      <style:paragraph-properties fo:margin-left="1.251cm" fo:margin-right="0cm" fo:margin-top="0cm" fo:margin-bottom="0cm" loext:contextual-spacing="false" fo:line-height="115%" fo:text-indent="0cm" style:auto-text-indent="false"/>
      <style:text-properties fo:font-size="11pt" officeooo:rsid="004cc72b" officeooo:paragraph-rsid="004d4e64" style:font-size-asian="11pt" style:font-size-complex="11pt"/>
    </style:style>
    <style:style style:name="P48" style:family="paragraph" style:parent-style-name="Text_20_body">
      <style:paragraph-properties fo:margin-left="1.251cm" fo:margin-right="0cm" fo:margin-top="0cm" fo:margin-bottom="0cm" loext:contextual-spacing="false" fo:line-height="115%" fo:text-indent="0cm" style:auto-text-indent="false"/>
      <style:text-properties style:font-name="Liberation Mono" fo:font-size="10pt" officeooo:rsid="004cc72b" officeooo:paragraph-rsid="004d4e64" style:font-size-asian="10pt" style:font-size-complex="10pt"/>
    </style:style>
    <style:style style:name="P49"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3e10d3" style:font-size-asian="10pt" style:font-size-complex="10pt"/>
    </style:style>
    <style:style style:name="P50"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56f59a" style:font-size-asian="10pt" style:font-size-complex="10pt"/>
    </style:style>
    <style:style style:name="P51"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58c9e8" style:font-size-asian="10pt" style:font-size-complex="10pt"/>
    </style:style>
    <style:style style:name="P52"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3e10d3" style:font-size-asian="10pt" style:font-size-complex="10pt"/>
    </style:style>
    <style:style style:name="P53"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56f59a" style:font-size-asian="10pt" style:font-size-complex="10pt"/>
    </style:style>
    <style:style style:name="P54"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58c9e8" style:font-size-asian="10pt" style:font-size-complex="10pt"/>
    </style:style>
    <style:style style:name="P55" style:family="paragraph" style:parent-style-name="Text_20_body">
      <style:paragraph-properties fo:margin-left="1.251cm" fo:margin-right="0cm" fo:margin-top="0cm" fo:margin-bottom="0cm" loext:contextual-spacing="false" fo:text-indent="0cm" style:auto-text-indent="false"/>
      <style:text-properties style:font-name="Liberation Sans" fo:font-size="11pt" officeooo:rsid="0062dab1" officeooo:paragraph-rsid="0062dab1" style:font-size-asian="11pt" style:font-size-complex="11pt"/>
    </style:style>
    <style:style style:name="P56" style:family="paragraph" style:parent-style-name="Preformatted_20_Text">
      <style:paragraph-properties fo:margin-left="2.501cm" fo:margin-right="0cm" fo:text-indent="0cm" style:auto-text-indent="false"/>
    </style:style>
    <style:style style:name="P57" style:family="paragraph" style:parent-style-name="Preformatted_20_Text">
      <style:paragraph-properties fo:margin-left="2.501cm" fo:margin-right="0cm" fo:text-indent="0cm" style:auto-text-indent="false"/>
      <style:text-properties officeooo:paragraph-rsid="004808e3"/>
    </style:style>
    <style:style style:name="P58" style:family="paragraph" style:parent-style-name="Preformatted_20_Text">
      <style:paragraph-properties fo:margin-left="2.501cm" fo:margin-right="0cm" fo:margin-top="0cm" fo:margin-bottom="0.499cm" loext:contextual-spacing="false" fo:text-indent="0cm" style:auto-text-indent="false"/>
      <style:text-properties officeooo:paragraph-rsid="0045f76f"/>
    </style:style>
    <style:style style:name="P59" style:family="paragraph" style:parent-style-name="Preformatted_20_Text">
      <style:paragraph-properties fo:margin-left="0cm" fo:margin-right="0cm" fo:margin-top="0cm" fo:margin-bottom="0.499cm" loext:contextual-spacing="false" fo:text-indent="0cm" style:auto-text-indent="false"/>
      <style:text-properties officeooo:paragraph-rsid="004808e3"/>
    </style:style>
    <style:style style:name="P60" style:family="paragraph" style:parent-style-name="Text_20_body">
      <style:paragraph-properties fo:margin-left="0cm" fo:margin-right="0cm" fo:text-indent="0cm" style:auto-text-indent="false"/>
      <style:text-properties officeooo:paragraph-rsid="0045f76f"/>
    </style:style>
    <style:style style:name="P61" style:family="paragraph" style:parent-style-name="Text_20_body">
      <style:paragraph-properties fo:margin-left="0cm" fo:margin-right="0cm" fo:text-indent="0cm" style:auto-text-indent="false"/>
      <style:text-properties officeooo:paragraph-rsid="004640ae"/>
    </style:style>
    <style:style style:name="P62" style:family="paragraph" style:parent-style-name="Text_20_body">
      <style:paragraph-properties fo:margin-left="0cm" fo:margin-right="0cm" fo:text-indent="0cm" style:auto-text-indent="false"/>
      <style:text-properties officeooo:paragraph-rsid="00430f62"/>
    </style:style>
    <style:style style:name="P63" style:family="paragraph" style:parent-style-name="Text_20_body">
      <style:paragraph-properties fo:margin-left="0cm" fo:margin-right="0cm" fo:text-indent="0cm" style:auto-text-indent="false"/>
      <style:text-properties officeooo:paragraph-rsid="0049df01"/>
    </style:style>
    <style:style style:name="P64" style:family="paragraph" style:parent-style-name="Text_20_body">
      <style:paragraph-properties fo:margin-left="0cm" fo:margin-right="0cm" fo:text-indent="0cm" style:auto-text-indent="false"/>
      <style:text-properties officeooo:rsid="0060760a" officeooo:paragraph-rsid="0060760a"/>
    </style:style>
    <style:style style:name="P65" style:family="paragraph" style:parent-style-name="Text_20_body">
      <style:paragraph-properties fo:margin-left="0cm" fo:margin-right="0cm" fo:text-indent="0cm" style:auto-text-indent="false"/>
      <style:text-properties style:font-name="Liberation Sans" officeooo:rsid="0060760a" officeooo:paragraph-rsid="0060760a"/>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1pt" officeooo:rsid="004cc72b" officeooo:paragraph-rsid="004cc72b" style:font-size-asian="11pt" style:font-size-complex="11pt"/>
    </style:style>
    <style:style style:name="P67" style:family="paragraph" style:parent-style-name="Text_20_body">
      <style:paragraph-properties fo:margin-left="0cm" fo:margin-right="0cm" fo:margin-top="0cm" fo:margin-bottom="0cm" loext:contextual-spacing="false" fo:text-indent="0cm" style:auto-text-indent="false"/>
      <style:text-properties style:font-name="Liberation Sans" fo:font-size="11pt" officeooo:rsid="0062dab1" officeooo:paragraph-rsid="0062dab1" style:font-size-asian="11pt" style:font-size-complex="11pt"/>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4f12ad" officeooo:paragraph-rsid="004f12ad" style:font-size-asian="12pt" style:font-size-complex="12pt"/>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4f12ad" officeooo:paragraph-rsid="0065e0f2" style:font-size-asian="12pt" style:font-size-complex="12pt"/>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65e0f2" officeooo:paragraph-rsid="0065e0f2" style:font-size-asian="12pt" style:font-size-complex="12pt"/>
    </style:style>
    <style:style style:name="P71" style:family="paragraph" style:parent-style-name="Text_20_body">
      <style:paragraph-properties fo:margin-left="0cm" fo:margin-right="0cm" fo:margin-top="0cm" fo:margin-bottom="0cm" loext:contextual-spacing="false" fo:line-height="115%" fo:text-indent="0cm" style:auto-text-indent="false"/>
      <style:text-properties fo:font-size="12pt" officeooo:paragraph-rsid="004f12ad" style:font-size-asian="12pt" style:font-size-complex="12pt"/>
    </style:style>
    <style:style style:name="P72" style:family="paragraph" style:parent-style-name="Text_20_body">
      <style:paragraph-properties fo:margin-top="0cm" fo:margin-bottom="0cm" loext:contextual-spacing="false"/>
      <style:text-properties style:font-name="Liberation Sans" fo:font-size="11pt" officeooo:rsid="0062dab1" officeooo:paragraph-rsid="0062dab1" style:font-size-asian="11pt" style:font-size-complex="11pt"/>
    </style:style>
    <style:style style:name="P73" style:family="paragraph" style:parent-style-name="Text_20_body">
      <style:text-properties officeooo:paragraph-rsid="0062dab1"/>
    </style:style>
    <style:style style:name="P74" style:family="paragraph" style:parent-style-name="Preformatted_20_Text">
      <style:paragraph-properties fo:text-align="center" style:justify-single-word="false"/>
      <style:text-properties style:font-name="Liberation Sans" fo:font-weight="bold" officeooo:rsid="006c5cc1" officeooo:paragraph-rsid="006c5cc1" style:font-weight-asian="bold" style:font-weight-complex="bold"/>
    </style:style>
    <style:style style:name="P75" style:family="paragraph" style:parent-style-name="Heading_20_1" style:list-style-name="">
      <style:text-properties style:font-name="Liberation Sans"/>
    </style:style>
    <style:style style:name="P76" style:family="paragraph" style:parent-style-name="Heading_20_1">
      <style:text-properties style:font-name="Liberation Sans" fo:font-size="18.2000007629395pt" fo:font-weight="bold" officeooo:rsid="003e10d3" officeooo:paragraph-rsid="003e10d3" style:font-name-asian="Noto Sans CJK SC Regular" style:font-size-asian="18.2000007629395pt" style:font-weight-asian="bold" style:font-name-complex="Lohit Devanagari" style:font-size-complex="18.2000007629395pt" style:font-weight-complex="bold"/>
    </style:style>
    <style:style style:name="P77" style:family="paragraph" style:parent-style-name="Heading_20_1" style:list-style-name="">
      <style:text-properties style:font-name="Liberation Sans" fo:font-size="18.2000007629395pt" fo:font-weight="bold" officeooo:rsid="003e10d3" officeooo:paragraph-rsid="00528d3d" style:font-name-asian="Noto Sans CJK SC Regular" style:font-size-asian="18.2000007629395pt" style:font-weight-asian="bold" style:font-name-complex="Lohit Devanagari" style:font-size-complex="18.2000007629395pt" style:font-weight-complex="bold"/>
    </style:style>
    <style:style style:name="P78" style:family="paragraph" style:parent-style-name="Heading_20_1">
      <style:text-properties style:font-name="Liberation Sans" fo:font-size="18.2000007629395pt" fo:font-weight="bold" officeooo:rsid="0049e0cf" officeooo:paragraph-rsid="0049e0cf" style:font-name-asian="Noto Sans CJK SC Regular" style:font-size-asian="18.2000007629395pt" style:font-weight-asian="bold" style:font-name-complex="Lohit Devanagari" style:font-size-complex="18.2000007629395pt" style:font-weight-complex="bold"/>
    </style:style>
    <style:style style:name="P79" style:family="paragraph" style:parent-style-name="Heading_20_1" style:list-style-name="">
      <style:text-properties style:font-name="Liberation Sans" officeooo:rsid="00377286" officeooo:paragraph-rsid="003fc50b"/>
    </style:style>
    <style:style style:name="P80" style:family="paragraph" style:parent-style-name="Heading_20_1">
      <style:paragraph-properties fo:break-before="page"/>
      <style:text-properties style:font-name="Liberation Sans" fo:font-size="18.2000007629395pt" fo:font-weight="bold" officeooo:rsid="00377286" officeooo:paragraph-rsid="00377286" style:font-name-asian="Noto Sans CJK SC Regular" style:font-size-asian="18.2000007629395pt" style:font-weight-asian="bold" style:font-name-complex="Lohit Devanagari" style:font-size-complex="18.2000007629395pt" style:font-weight-complex="bold"/>
    </style:style>
    <style:style style:name="P81" style:family="paragraph" style:parent-style-name="Heading_20_1">
      <style:paragraph-properties fo:break-before="page"/>
      <style:text-properties style:font-name="Liberation Sans" fo:font-size="18.2000007629395pt" fo:font-weight="bold" officeooo:rsid="0062dab1" officeooo:paragraph-rsid="0062dab1" style:font-name-asian="Noto Sans CJK SC Regular" style:font-size-asian="18.2000007629395pt" style:font-weight-asian="bold" style:font-name-complex="Lohit Devanagari" style:font-size-complex="18.2000007629395pt" style:font-weight-complex="bold"/>
    </style:style>
    <style:style style:name="P82" style:family="paragraph" style:parent-style-name="Heading_20_1">
      <style:paragraph-properties fo:break-before="page"/>
      <style:text-properties style:font-name="Liberation Sans" fo:font-size="18.2000007629395pt" fo:font-weight="bold" officeooo:rsid="003e10d3" officeooo:paragraph-rsid="003e10d3" style:font-name-asian="Noto Sans CJK SC Regular" style:font-size-asian="18.2000007629395pt" style:font-weight-asian="bold" style:font-name-complex="Lohit Devanagari" style:font-size-complex="18.2000007629395pt" style:font-weight-complex="bold"/>
    </style:style>
    <style:style style:name="P83" style:family="paragraph" style:parent-style-name="Heading_20_1">
      <style:paragraph-properties fo:break-before="page"/>
      <style:text-properties style:font-name="Liberation Sans" fo:font-size="18.2000007629395pt" fo:font-weight="bold" officeooo:rsid="003e10d3" officeooo:paragraph-rsid="00528d3d" style:font-name-asian="Noto Sans CJK SC Regular" style:font-size-asian="18.2000007629395pt" style:font-weight-asian="bold" style:font-name-complex="Lohit Devanagari" style:font-size-complex="18.2000007629395pt" style:font-weight-complex="bold"/>
    </style:style>
    <style:style style:name="P84" style:family="paragraph" style:parent-style-name="Heading_20_1">
      <style:paragraph-properties fo:break-before="page"/>
      <style:text-properties style:font-name="Liberation Sans" fo:font-size="18.2000007629395pt" fo:font-weight="bold" officeooo:rsid="005116cc" officeooo:paragraph-rsid="005116cc" style:font-name-asian="Noto Sans CJK SC Regular" style:font-size-asian="18.2000007629395pt" style:font-weight-asian="bold" style:font-name-complex="Lohit Devanagari" style:font-size-complex="18.2000007629395pt" style:font-weight-complex="bold"/>
    </style:style>
    <style:style style:name="P85" style:family="paragraph" style:parent-style-name="Heading_20_1">
      <style:paragraph-properties fo:break-before="page"/>
      <style:text-properties officeooo:paragraph-rsid="00528d3d"/>
    </style:style>
    <style:style style:name="P86" style:family="paragraph" style:parent-style-name="Heading_20_1">
      <style:paragraph-properties fo:break-before="page"/>
      <style:text-properties officeooo:paragraph-rsid="003fc50b"/>
    </style:style>
    <style:style style:name="P87" style:family="paragraph" style:parent-style-name="Heading_20_1">
      <style:paragraph-properties fo:break-before="page"/>
      <style:text-properties officeooo:paragraph-rsid="004148d6"/>
    </style:style>
    <style:style style:name="T1" style:family="text">
      <style:text-properties officeooo:rsid="001832e7"/>
    </style:style>
    <style:style style:name="T2" style:family="text">
      <style:text-properties style:font-name="Liberation Sans"/>
    </style:style>
    <style:style style:name="T3" style:family="text">
      <style:text-properties style:font-name="Liberation Sans" fo:font-weight="bold" style:font-weight-asian="bold" style:font-weight-complex="bold"/>
    </style:style>
    <style:style style:name="T4" style:family="text">
      <style:text-properties style:font-name="Liberation Sans" fo:font-weight="bold" officeooo:rsid="0015d3fb" style:font-weight-asian="bold" style:font-weight-complex="bold"/>
    </style:style>
    <style:style style:name="T5" style:family="text">
      <style:text-properties style:font-name="Liberation Sans" fo:font-weight="bold" officeooo:rsid="0029e037" style:font-weight-asian="bold" style:font-weight-complex="bold"/>
    </style:style>
    <style:style style:name="T6" style:family="text">
      <style:text-properties style:font-name="Liberation Sans" fo:font-weight="bold" officeooo:rsid="00361051" style:font-weight-asian="bold" style:font-weight-complex="bold"/>
    </style:style>
    <style:style style:name="T7" style:family="text">
      <style:text-properties style:font-name="Liberation Sans" fo:font-weight="bold" officeooo:rsid="003aba90" style:font-weight-asian="bold" style:font-weight-complex="bold"/>
    </style:style>
    <style:style style:name="T8" style:family="text">
      <style:text-properties style:font-name="Liberation Sans" fo:font-weight="bold" officeooo:rsid="006db1b0" style:font-weight-asian="bold" style:font-weight-complex="bold"/>
    </style:style>
    <style:style style:name="T9" style:family="text">
      <style:text-properties style:font-name="Liberation Sans" fo:font-weight="bold" officeooo:rsid="0062dab1" style:font-weight-asian="bold" style:font-weight-complex="bold"/>
    </style:style>
    <style:style style:name="T10" style:family="text">
      <style:text-properties style:font-name="Liberation Sans" fo:font-size="10pt" fo:font-weight="bold" officeooo:rsid="002df296" style:font-name-asian="DejaVu Sans Mono" style:font-size-asian="10pt" style:font-weight-asian="bold" style:font-name-complex="Liberation Mono" style:font-size-complex="10pt" style:font-weight-complex="bold"/>
    </style:style>
    <style:style style:name="T11" style:family="text">
      <style:text-properties style:font-name="Liberation Sans" fo:font-size="10pt" fo:font-weight="bold" officeooo:rsid="00361051" style:font-name-asian="DejaVu Sans Mono" style:font-size-asian="10pt" style:font-weight-asian="bold" style:font-name-complex="Liberation Mono" style:font-size-complex="10pt" style:font-weight-complex="bold"/>
    </style:style>
    <style:style style:name="T12" style:family="text">
      <style:text-properties style:font-name="Liberation Sans" officeooo:rsid="00377286"/>
    </style:style>
    <style:style style:name="T13" style:family="text">
      <style:text-properties style:font-name="Liberation Sans" officeooo:rsid="003aba90"/>
    </style:style>
    <style:style style:name="T14" style:family="text">
      <style:text-properties style:font-name="Liberation Sans" fo:font-style="italic" fo:font-weight="bold" officeooo:rsid="006e9b47" style:font-style-asian="italic" style:font-weight-asian="bold" style:font-style-complex="italic" style:font-weight-complex="bold"/>
    </style:style>
    <style:style style:name="T15" style:family="text">
      <style:text-properties style:font-name="Liberation Sans" fo:font-style="italic" officeooo:rsid="00377286" style:font-style-asian="italic" style:font-style-complex="italic"/>
    </style:style>
    <style:style style:name="T16" style:family="text">
      <style:text-properties style:font-name="Liberation Sans" fo:font-style="italic" officeooo:rsid="006e9b47" style:font-style-asian="italic" style:font-style-complex="italic"/>
    </style:style>
    <style:style style:name="T17" style:family="text">
      <style:text-properties style:font-name="Liberation Sans" fo:font-style="normal" officeooo:rsid="003aba90" style:font-style-asian="normal" style:font-style-complex="normal"/>
    </style:style>
    <style:style style:name="T18" style:family="text">
      <style:text-properties style:font-name="Liberation Sans" fo:font-style="normal" officeooo:rsid="003e10d3" style:font-style-asian="normal" style:font-style-complex="normal"/>
    </style:style>
    <style:style style:name="T19" style:family="text">
      <style:text-properties style:font-name="Liberation Sans" fo:font-style="normal" officeooo:rsid="00430f62" style:font-style-asian="normal" style:font-style-complex="normal"/>
    </style:style>
    <style:style style:name="T20" style:family="text">
      <style:text-properties style:font-name="Liberation Sans" fo:font-style="normal" officeooo:rsid="00513317" style:font-style-asian="normal" style:font-style-complex="normal"/>
    </style:style>
    <style:style style:name="T21" style:family="text">
      <style:text-properties style:font-name="Liberation Sans" fo:font-style="normal" officeooo:rsid="006c1a01" style:font-style-asian="normal" style:font-style-complex="normal"/>
    </style:style>
    <style:style style:name="T22" style:family="text">
      <style:text-properties style:font-name="Liberation Sans" fo:font-style="normal" fo:font-weight="bold" officeooo:rsid="003aba90" style:font-style-asian="normal" style:font-weight-asian="bold" style:font-style-complex="normal" style:font-weight-complex="bold"/>
    </style:style>
    <style:style style:name="T23" style:family="text">
      <style:text-properties style:font-name="Liberation Sans" fo:font-style="normal" fo:font-weight="bold" officeooo:rsid="003e10d3" style:font-style-asian="normal" style:font-weight-asian="bold" style:font-style-complex="normal" style:font-weight-complex="bold"/>
    </style:style>
    <style:style style:name="T24" style:family="text">
      <style:text-properties style:font-name="Liberation Sans" fo:font-style="normal" fo:font-weight="bold" officeooo:rsid="003fc50b" style:font-style-asian="normal" style:font-weight-asian="bold" style:font-style-complex="normal" style:font-weight-complex="bold"/>
    </style:style>
    <style:style style:name="T25" style:family="text">
      <style:text-properties style:font-name="Liberation Sans" fo:font-style="normal" fo:font-weight="bold" officeooo:rsid="00430f62" style:font-style-asian="normal" style:font-weight-asian="bold" style:font-style-complex="normal" style:font-weight-complex="bold"/>
    </style:style>
    <style:style style:name="T26" style:family="text">
      <style:text-properties style:font-name="Liberation Sans" officeooo:rsid="003e10d3"/>
    </style:style>
    <style:style style:name="T27" style:family="text">
      <style:text-properties style:font-name="Liberation Sans" fo:font-size="18.2000007629395pt" fo:font-weight="bold" officeooo:rsid="003e10d3" style:font-name-asian="Noto Sans CJK SC Regular" style:font-size-asian="18.2000007629395pt" style:font-weight-asian="bold" style:font-name-complex="Lohit Devanagari" style:font-size-complex="18.2000007629395pt" style:font-weight-complex="bold"/>
    </style:style>
    <style:style style:name="T28" style:family="text">
      <style:text-properties style:font-name="Liberation Sans" fo:font-size="18.2000007629395pt" fo:font-weight="bold" officeooo:rsid="003fc50b" style:font-name-asian="Noto Sans CJK SC Regular" style:font-size-asian="18.2000007629395pt" style:font-weight-asian="bold" style:font-name-complex="Lohit Devanagari" style:font-size-complex="18.2000007629395pt" style:font-weight-complex="bold"/>
    </style:style>
    <style:style style:name="T29" style:family="text">
      <style:text-properties style:font-name="Liberation Sans" fo:font-size="18.2000007629395pt" fo:font-weight="bold" officeooo:rsid="004148d6" style:font-name-asian="Noto Sans CJK SC Regular" style:font-size-asian="18.2000007629395pt" style:font-weight-asian="bold" style:font-name-complex="Lohit Devanagari" style:font-size-complex="18.2000007629395pt" style:font-weight-complex="bold"/>
    </style:style>
    <style:style style:name="T30" style:family="text">
      <style:text-properties style:font-name="Liberation Sans" fo:font-size="18.2000007629395pt" fo:font-weight="bold" officeooo:rsid="00528d3d" style:font-name-asian="Noto Sans CJK SC Regular" style:font-size-asian="18.2000007629395pt" style:font-weight-asian="bold" style:font-name-complex="Lohit Devanagari" style:font-size-complex="18.2000007629395pt" style:font-weight-complex="bold"/>
    </style:style>
    <style:style style:name="T31" style:family="text">
      <style:text-properties style:font-name="Liberation Sans" fo:font-size="12pt" style:font-size-asian="12pt" style:font-size-complex="12pt"/>
    </style:style>
    <style:style style:name="T32" style:family="text">
      <style:text-properties style:font-name="Liberation Sans" fo:font-size="12pt" officeooo:rsid="00430f62" style:font-size-asian="12pt" style:font-size-complex="12pt"/>
    </style:style>
    <style:style style:name="T33" style:family="text">
      <style:text-properties style:font-name="Liberation Sans" fo:font-size="12pt" officeooo:rsid="003e10d3" style:font-size-asian="12pt" style:font-size-complex="12pt"/>
    </style:style>
    <style:style style:name="T34" style:family="text">
      <style:text-properties style:font-name="Liberation Sans" fo:font-size="12pt" officeooo:rsid="0045f76f" style:font-size-asian="12pt" style:font-size-complex="12pt"/>
    </style:style>
    <style:style style:name="T35" style:family="text">
      <style:text-properties style:font-name="Liberation Sans" fo:font-size="12pt" officeooo:rsid="004808e3" style:font-size-asian="12pt" style:font-size-complex="12pt"/>
    </style:style>
    <style:style style:name="T36" style:family="text">
      <style:text-properties style:font-name="Liberation Sans" fo:font-size="12pt" officeooo:rsid="006c5cc1" style:font-size-asian="12pt" style:font-size-complex="12pt"/>
    </style:style>
    <style:style style:name="T37" style:family="text">
      <style:text-properties style:font-name="Liberation Sans" fo:font-size="12pt" fo:font-weight="normal" officeooo:rsid="00430f62" style:font-size-asian="12pt" style:font-weight-asian="normal" style:font-size-complex="12pt" style:font-weight-complex="normal"/>
    </style:style>
    <style:style style:name="T38" style:family="text">
      <style:text-properties style:font-name="Liberation Sans" fo:font-size="12pt" fo:font-weight="normal" officeooo:rsid="0044a357" style:font-name-asian="DejaVu Sans Mono" style:font-size-asian="12pt" style:font-weight-asian="normal" style:font-name-complex="Liberation Mono" style:font-size-complex="12pt" style:font-weight-complex="normal"/>
    </style:style>
    <style:style style:name="T39" style:family="text">
      <style:text-properties style:font-name="Liberation Sans" fo:font-size="12pt" fo:font-weight="bold" style:font-size-asian="12pt" style:font-weight-asian="bold" style:font-size-complex="12pt" style:font-weight-complex="bold"/>
    </style:style>
    <style:style style:name="T40" style:family="text">
      <style:text-properties style:font-name="Liberation Sans" fo:font-size="12pt" fo:font-weight="bold" officeooo:rsid="00430f62" style:font-size-asian="12pt" style:font-weight-asian="bold" style:font-size-complex="12pt" style:font-weight-complex="bold"/>
    </style:style>
    <style:style style:name="T41" style:family="text">
      <style:text-properties style:font-name="Liberation Sans" fo:font-size="12pt" fo:font-weight="bold" officeooo:rsid="0045f76f" style:font-size-asian="12pt" style:font-weight-asian="bold" style:font-size-complex="12pt" style:font-weight-complex="bold"/>
    </style:style>
    <style:style style:name="T42"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43" style:family="text">
      <style:text-properties style:font-name="Liberation Sans" fo:font-size="12pt" fo:font-style="italic" fo:font-weight="bold" officeooo:rsid="00377286" style:font-size-asian="12pt" style:font-style-asian="italic" style:font-weight-asian="bold" style:font-size-complex="12pt" style:font-style-complex="italic" style:font-weight-complex="bold"/>
    </style:style>
    <style:style style:name="T44" style:family="text">
      <style:text-properties style:font-name="Liberation Sans" fo:font-size="12pt" fo:font-style="italic" fo:font-weight="bold" officeooo:rsid="003e10d3" style:font-size-asian="12pt" style:font-style-asian="italic" style:font-weight-asian="bold" style:font-size-complex="12pt" style:font-style-complex="italic" style:font-weight-complex="bold"/>
    </style:style>
    <style:style style:name="T45" style:family="text">
      <style:text-properties style:font-name="Liberation Sans" fo:font-size="12pt" fo:font-style="italic" fo:font-weight="bold" officeooo:rsid="0045f76f" style:font-size-asian="12pt" style:font-style-asian="italic" style:font-weight-asian="bold" style:font-size-complex="12pt" style:font-style-complex="italic" style:font-weight-complex="bold"/>
    </style:style>
    <style:style style:name="T46" style:family="text">
      <style:text-properties style:font-name="Liberation Sans" fo:font-size="12pt" fo:font-style="italic" officeooo:rsid="004808e3" style:font-size-asian="12pt" style:font-style-asian="italic" style:font-size-complex="12pt" style:font-style-complex="italic"/>
    </style:style>
    <style:style style:name="T47" style:family="text">
      <style:text-properties style:font-name="Liberation Sans" fo:font-size="12pt" fo:font-style="normal" fo:font-weight="bold" officeooo:rsid="004640ae" style:font-size-asian="12pt" style:font-style-asian="normal" style:font-weight-asian="bold" style:font-size-complex="12pt" style:font-style-complex="normal" style:font-weight-complex="bold"/>
    </style:style>
    <style:style style:name="T48" style:family="text">
      <style:text-properties style:font-name="Liberation Sans" fo:font-size="12pt" fo:font-style="normal" fo:font-weight="bold" officeooo:rsid="004808e3" style:font-size-asian="12pt" style:font-style-asian="normal" style:font-weight-asian="bold" style:font-size-complex="12pt" style:font-style-complex="normal" style:font-weight-complex="bold"/>
    </style:style>
    <style:style style:name="T49" style:family="text">
      <style:text-properties style:font-name="Liberation Sans" fo:font-size="12pt" fo:font-style="normal" fo:font-weight="normal" officeooo:rsid="004640ae" style:font-size-asian="12pt" style:font-style-asian="normal" style:font-weight-asian="normal" style:font-size-complex="12pt" style:font-style-complex="normal" style:font-weight-complex="normal"/>
    </style:style>
    <style:style style:name="T50" style:family="text">
      <style:text-properties style:font-name="Liberation Sans" fo:font-size="12pt" officeooo:rsid="0044a357" style:font-name-asian="DejaVu Sans Mono" style:font-size-asian="12pt" style:font-name-complex="Liberation Mono" style:font-size-complex="12pt"/>
    </style:style>
    <style:style style:name="T51" style:family="text">
      <style:text-properties style:font-name="Liberation Sans" officeooo:rsid="004d4e64"/>
    </style:style>
    <style:style style:name="T52" style:family="text">
      <style:text-properties style:font-name="Liberation Sans" fo:font-size="11pt" fo:font-weight="bold" officeooo:rsid="004f12ad" style:font-size-asian="11pt" style:font-weight-asian="bold" style:font-size-complex="11pt" style:font-weight-complex="bold"/>
    </style:style>
    <style:style style:name="T53" style:family="text">
      <style:text-properties style:font-name="Liberation Sans" officeooo:rsid="004f12ad"/>
    </style:style>
    <style:style style:name="T54" style:family="text">
      <style:text-properties style:font-name="Liberation Sans" officeooo:rsid="0058e20a"/>
    </style:style>
    <style:style style:name="T55" style:family="text">
      <style:text-properties style:font-name="Liberation Sans" officeooo:rsid="005a38c0"/>
    </style:style>
    <style:style style:name="T56" style:family="text">
      <style:text-properties style:font-name="Liberation Sans" officeooo:rsid="00618209"/>
    </style:style>
    <style:style style:name="T57" style:family="text">
      <style:text-properties style:font-name="Liberation Sans" officeooo:rsid="0062dab1"/>
    </style:style>
    <style:style style:name="T58" style:family="text">
      <style:text-properties style:font-name="Liberation Sans" officeooo:rsid="006db1b0"/>
    </style:style>
    <style:style style:name="T59" style:family="text">
      <style:text-properties style:font-name="Liberation Sans" officeooo:rsid="006e9b47"/>
    </style:style>
    <style:style style:name="T60" style:family="text">
      <style:text-properties fo:font-weight="bold" style:font-weight-asian="bold" style:font-weight-complex="bold"/>
    </style:style>
    <style:style style:name="T61" style:family="text">
      <style:text-properties fo:font-weight="bold" officeooo:rsid="006c5cc1" style:font-weight-asian="bold" style:font-weight-complex="bold"/>
    </style:style>
    <style:style style:name="T62" style:family="text">
      <style:text-properties officeooo:rsid="00377286"/>
    </style:style>
    <style:style style:name="T63" style:family="text">
      <style:text-properties fo:font-style="italic" fo:font-weight="bold" officeooo:rsid="00377286" style:font-style-asian="italic" style:font-weight-asian="bold" style:font-style-complex="italic" style:font-weight-complex="bold"/>
    </style:style>
    <style:style style:name="T64" style:family="text">
      <style:text-properties fo:font-style="italic" fo:font-weight="bold" officeooo:rsid="003e10d3" style:font-style-asian="italic" style:font-weight-asian="bold" style:font-style-complex="italic" style:font-weight-complex="bold"/>
    </style:style>
    <style:style style:name="T65" style:family="text">
      <style:text-properties fo:font-style="italic" fo:font-weight="bold" officeooo:rsid="006c5cc1" style:font-style-asian="italic" style:font-weight-asian="bold" style:font-style-complex="italic" style:font-weight-complex="bold"/>
    </style:style>
    <style:style style:name="T66" style:family="text">
      <style:text-properties fo:font-style="italic" style:font-style-asian="italic" style:font-style-complex="italic"/>
    </style:style>
    <style:style style:name="T67" style:family="text">
      <style:text-properties fo:font-style="italic" officeooo:rsid="0065e0f2" style:font-style-asian="italic" style:font-style-complex="italic"/>
    </style:style>
    <style:style style:name="T68" style:family="text">
      <style:text-properties officeooo:rsid="003e10d3"/>
    </style:style>
    <style:style style:name="T69" style:family="text">
      <style:text-properties style:use-window-font-color="true" style:font-name="Liberation Sans" fo:font-size="12pt" fo:font-style="italic" fo:font-weight="bold" officeooo:rsid="003e10d3" style:font-size-asian="12pt" style:font-style-asian="italic" style:font-weight-asian="bold" style:font-size-complex="12pt" style:font-style-complex="italic" style:font-weight-complex="bold"/>
    </style:style>
    <style:style style:name="T70" style:family="text">
      <style:text-properties style:use-window-font-color="true" style:font-name="Liberation Sans" fo:font-size="12pt" fo:font-style="normal" fo:font-weight="normal" officeooo:rsid="003e10d3" style:font-size-asian="12pt" style:font-style-asian="normal" style:font-weight-asian="normal" style:font-size-complex="12pt" style:font-style-complex="normal" style:font-weight-complex="normal"/>
    </style:style>
    <style:style style:name="T71" style:family="text">
      <style:text-properties style:use-window-font-color="true" style:font-name="Liberation Sans" fo:font-size="12pt" fo:font-style="normal" fo:font-weight="normal" officeooo:rsid="0045f76f" style:font-size-asian="12pt" style:font-style-asian="normal" style:font-weight-asian="normal" style:font-size-complex="12pt" style:font-style-complex="normal" style:font-weight-complex="normal"/>
    </style:style>
    <style:style style:name="T72" style:family="text">
      <style:text-properties style:use-window-font-color="true" style:font-name="Liberation Sans" fo:font-size="12pt" fo:font-style="normal" fo:font-weight="bold" officeooo:rsid="0049df01" style:font-size-asian="12pt" style:font-style-asian="normal" style:font-weight-asian="bold" style:font-size-complex="12pt" style:font-style-complex="normal" style:font-weight-complex="bold"/>
    </style:style>
    <style:style style:name="T73" style:family="text">
      <style:text-properties style:use-window-font-color="true" fo:font-style="normal" fo:font-weight="normal" style:font-style-asian="normal" style:font-weight-asian="normal" style:font-style-complex="normal" style:font-weight-complex="normal"/>
    </style:style>
    <style:style style:name="T74" style:family="text">
      <style:text-properties style:font-name="Liberation Mono" fo:font-size="10pt" style:font-size-asian="10pt" style:font-size-complex="10pt"/>
    </style:style>
    <style:style style:name="T75" style:family="text">
      <style:text-properties fo:color="#bf0041" fo:font-style="italic" officeooo:rsid="004fd10e" style:font-style-asian="italic" style:font-style-complex="italic"/>
    </style:style>
    <style:style style:name="T76" style:family="text">
      <style:text-properties officeooo:rsid="006db1b0"/>
    </style:style>
    <style:style style:name="T77" style:family="text">
      <style:text-properties officeooo:rsid="006e9b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Internal Standard – </text:span>Oasis</text:p>
      <text:p text:style-name="P29"/>
      <text:p text:style-name="P32"><text:span text:style-name="T4">v 1.</text:span><text:span text:style-name="T6">0</text:span><text:span text:style-name="T4"> – </text:span><text:span text:style-name="T10">July </text:span><text:span text:style-name="T11">5</text:span><text:span text:style-name="T4"> 20</text:span><text:span text:style-name="T5">20</text:span><text:span text:style-name="T4"> – E. Marceau</text:span></text:p>
      <text:p text:style-name="P33"><text:span text:style-name="T4">v </text:span><text:span text:style-name="T3">1.1 – July 15 2020</text:span></text:p>
      <text:p text:style-name="P74">v 1.2 – November 2 2020</text:p>
      <text:p text:style-name="P29"/>
      <text:p text:style-name="P34"/>
      <text:p text:style-name="P34"/>
      <text:p text:style-name="P34">Site Configuration Guide</text:p>
      <text:p text:style-name="P34">–</text:p>
      <text:p text:style-name="P35">Post-Install Privilege Lockout</text:p>
      <text:p text:style-name="P30"/>
      <text:p text:style-name="P30"/>
      <text:h text:style-name="P80" text:outline-level="1">Initial Paranoid Stance</text:h>
      <text:p text:style-name="P1"/>
      <text:p text:style-name="P4"><text:span text:style-name="T60">IMPORTANT</text:span>: <text:s/></text:p>
      <text:p text:style-name="P5">Since systems can be taken over within very short time of going online, it is critical to protect the system at the very outset with a minimal set of security-driven interventions to minimize risk and exposure to external agents having destructive intent.</text:p>
      <text:p text:style-name="P5"/>
      <text:h text:style-name="P75" text:outline-level="1"/>
      <text:p text:style-name="P1"/>
      <text:h text:style-name="P81" text:outline-level="1">Lockout - SUDOERs</text:h>
      <text:p text:style-name="P17"/>
      <text:p text:style-name="P73"><text:span text:style-name="T57">The default content of the “/etc/sudoers” file by the DISTRO installation for the DESKTOP is correctly configured to limit access to the superuser privileges, </text:span><text:span text:style-name="T8">given that ALL interractive remote login attempts are blocked</text:span><text:span text:style-name="T9">.</text:span><text:span text:style-name="T57"> <text:s/>There is no need to make any modifications to it. <text:s/>Contents of that file are:</text:span></text:p>
      <text:p text:style-name="P72">root@OasisMini:/etc# more sudoers</text:p>
      <text:p text:style-name="P55">#</text:p>
      <text:p text:style-name="P55"># This file MUST be edited with the 'visudo' command as root.</text:p>
      <text:p text:style-name="P55">#</text:p>
      <text:p text:style-name="P55"># Please consider adding local content in /etc/sudoers.d/ instead of</text:p>
      <text:p text:style-name="P55"># directly modifying this file.</text:p>
      <text:p text:style-name="P55">#</text:p>
      <text:p text:style-name="P55"># See the man page for details on how to write a sudoers file.</text:p>
      <text:p text:style-name="P55">#</text:p>
      <text:p text:style-name="P55">Defaults<text:tab/>env_reset</text:p>
      <text:p text:style-name="P55">Defaults<text:tab/>mail_badpass</text:p>
      <text:p text:style-name="P55">Defaults<text:tab/>secure_path="/usr/local/sbin:/usr/local/bin:/usr/sbin:/usr/bin:/sbin:/bin:/snap/bin"</text:p>
      <text:p text:style-name="P55"/>
      <text:p text:style-name="P55"># Host alias specification</text:p>
      <text:p text:style-name="P55"/>
      <text:p text:style-name="P55"># User alias specification</text:p>
      <text:p text:style-name="P55"/>
      <text:p text:style-name="P55"># Cmnd alias specification</text:p>
      <text:p text:style-name="P55"/>
      <text:p text:style-name="P55"># User privilege specification</text:p>
      <text:p text:style-name="P55">root<text:tab/>ALL=(ALL:ALL) ALL</text:p>
      <text:p text:style-name="P55"/>
      <text:p text:style-name="P55"># Members of the admin group may gain root privileges</text:p>
      <text:p text:style-name="P55">%admin ALL=(ALL) ALL</text:p>
      <text:p text:style-name="P55"/>
      <text:p text:style-name="P55"># Allow members of group sudo to execute any command</text:p>
      <text:p text:style-name="P55">%sudo<text:tab/>ALL=(ALL:ALL) ALL</text:p>
      <text:p text:style-name="P55"/>
      <text:p text:style-name="P55"># See sudoers(5) for more information on "#include" directives:</text:p>
      <text:p text:style-name="P55"/>
      <text:p text:style-name="P55">#includedir /etc/sudoers.d</text:p>
      <text:p text:style-name="P67"/>
      <text:p text:style-name="P67">root@OasisMini:/etc# </text:p>
      <text:p text:style-name="P72"/>
      <text:p text:style-name="P18"/>
      <text:p text:style-name="P7"/>
      <text:h text:style-name="P82" text:outline-level="1">Lockout - UFW</text:h>
      <text:p text:style-name="P1"/>
      <text:p text:style-name="P26"><text:span text:style-name="T12">Run the following </text:span><text:span text:style-name="T51">script</text:span><text:span text:style-name="T12"> as root </text:span><text:span text:style-name="T13">(</text:span><text:span text:style-name="T7">UFW</text:span><text:span text:style-name="T13"> firewall)</text:span><text:span text:style-name="T12">:</text:span></text:p>
      <text:p text:style-name="P24"><text:span text:style-name="T12"><text:tab/></text:span><text:span text:style-name="T15">FIREWALL__FirstBootSecurityLockout.sh</text:span><text:span text:style-name="T12"><text:line-break/></text:span></text:p>
      <text:p text:style-name="P25"><text:span text:style-name="T12">R</text:span><text:span text:style-name="T2">unning the command should report as follows:</text:span></text:p>
      <text:p text:style-name="P48">Firewall is active and enabled on system startup</text:p>
      <text:p text:style-name="P48"/>
      <text:p text:style-name="P48"><text:tab/> Default incoming policy changed to 'deny'</text:p>
      <text:p text:style-name="P48"><text:tab/> (be sure to update your rules accordingly)</text:p>
      <text:p text:style-name="P48"><text:tab/> </text:p>
      <text:p text:style-name="P48"><text:tab/> Default routed policy changed to 'deny'</text:p>
      <text:p text:style-name="P48"><text:tab/> (be sure to update your rules accordingly)</text:p>
      <text:p text:style-name="P48"><text:tab/> </text:p>
      <text:p text:style-name="P48"><text:tab/> Default outgoing policy changed to 'allow'</text:p>
      <text:p text:style-name="P48"><text:tab/> (be sure to update your rules accordingly)</text:p>
      <text:p text:style-name="P48"><text:tab/> </text:p>
      <text:p text:style-name="P48"><text:tab/> Rule added</text:p>
      <text:p text:style-name="P48"><text:tab/> </text:p>
      <text:p text:style-name="P48"><text:tab/> Status: active</text:p>
      <text:p text:style-name="P48"><text:tab/> </text:p>
      <text:p text:style-name="P48"><text:tab/> <text:s text:c="5"/>To <text:s text:c="24"/>Action <text:s text:c="5"/>From</text:p>
      <text:p text:style-name="P48"><text:tab/> <text:s text:c="5"/>-- <text:s text:c="24"/>------ <text:s text:c="5"/>----</text:p>
      <text:p text:style-name="P48"><text:tab/> [ 1] Anywhere <text:s text:c="18"/>DENY IN <text:s text:c="4"/>Anywhere <text:s text:c="17"/></text:p>
      <text:p text:style-name="P48"><text:tab/> </text:p>
      <text:p text:style-name="P48"/>
      <text:p text:style-name="P48"><text:s/>Minimal-set lockout of any incoming penetration attempts </text:p>
      <text:p text:style-name="P48"><text:s/>has been established with UFW.</text:p>
      <text:p text:style-name="P48"/>
      <text:p text:style-name="P47"><text:span text:style-name="T74"><text:s/>Any initiated OUTGOING will be allowed thru. <text:s text:c="16"/></text:span><text:span text:style-name="T2"><text:s/></text:span></text:p>
      <text:p text:style-name="P66"/>
      <text:p text:style-name="P68">After doing that, you must edit the file</text:p>
      <text:p text:style-name="P71"><text:span text:style-name="T53"><text:tab/></text:span><text:span text:style-name="T52">/lib/systemd/system/ufw.service</text:span></text:p>
      <text:p text:style-name="P68"/>
      <text:p text:style-name="P68">and add the line where shown below in bold:</text:p>
      <text:p text:style-name="P38"><text:s/>[Unit]</text:p>
      <text:p text:style-name="P38"><text:s/>Description=Uncomplicated firewall</text:p>
      <text:p text:style-name="P38"><text:s/>Documentation=man:ufw(8)</text:p>
      <text:p text:style-name="P38"><text:s/>DefaultDependencies=no</text:p>
      <text:p text:style-name="P38"><text:s/>Before=network.target</text:p>
      <text:p text:style-name="P39"><text:s/>After=netfilter-persistent.service<text:tab/><text:tab/><text:tab/><text:span text:style-name="T75">( &lt;&lt;== this line )</text:span></text:p>
      <text:p text:style-name="P36"/>
      <text:p text:style-name="P70">Then, enter the following command for the new persistence to take effect at next BOOT:</text:p>
      <text:p text:style-name="P69"><text:tab/><text:span text:style-name="T67">ufw --force reload</text:span></text:p>
      <text:h text:style-name="P76" text:outline-level="1"><text:soft-page-break/>Lockout - SSH</text:h>
      <text:p text:style-name="P8"/>
      <text:p text:style-name="P21"><text:span text:style-name="T13">Edit </text:span><text:span text:style-name="T17"><text:s/></text:span><text:span text:style-name="T22">/etc/ssh/ssh_config </text:span><text:span text:style-name="T17"><text:s/>to </text:span><text:span text:style-name="T20">add the following lines at the bottom of the DISTRO installation default:</text:span></text:p>
      <text:p text:style-name="P52">########################################################################</text:p>
      <text:p text:style-name="P52">###</text:p>
      <text:p text:style-name="P52">### <text:s text:c="4"/>Custom settings for OasisMini</text:p>
      <text:p text:style-name="P52">###</text:p>
      <text:p text:style-name="P52">########################################################################</text:p>
      <text:p text:style-name="P49"/>
      <text:p text:style-name="P53">### <text:s text:c="4"/>Group 1 - Restrictive</text:p>
      <text:p text:style-name="P53"><text:s text:c="4"/>PermitRootLogin no <text:s text:c="25"/>## OasisAdmin</text:p>
      <text:p text:style-name="P53"><text:s text:c="4"/>ForwardAgent no <text:s text:c="28"/>## OasisAdmin</text:p>
      <text:p text:style-name="P53"><text:s text:c="4"/>ForwardX11 no <text:s text:c="30"/>## OasisAdmin</text:p>
      <text:p text:style-name="P53"><text:s text:c="4"/>ForwardX11Trusted no <text:s text:c="23"/>## OasisAdmin</text:p>
      <text:p text:style-name="P50"><text:s text:c="4"/>DenyUsers root <text:s text:c="29"/>## OasisAdmin</text:p>
      <text:p text:style-name="P50"><text:s text:c="4"/>DenyGroups root <text:s text:c="28"/>## OasisAdmin</text:p>
      <text:p text:style-name="P50"/>
      <text:p text:style-name="P53">### <text:s text:c="4"/>Group 2 - Permissive</text:p>
      <text:p text:style-name="P50"><text:s text:c="4"/>AllowUsers nonexistent <text:s text:c="21"/>## OasisAdmin</text:p>
      <text:p text:style-name="P50"><text:s text:c="4"/>AllowGroups nonexistent <text:s text:c="20"/>## OasisAdmin</text:p>
      <text:p text:style-name="P50"/>
      <text:p text:style-name="P54">### <text:s text:c="4"/>Deploy any modifications using: <text:s/>systemctl restart sshd</text:p>
      <text:p text:style-name="P51"/>
      <text:p text:style-name="P54">########################################################################</text:p>
      <text:p text:style-name="P52">###</text:p>
      <text:p text:style-name="P52">### <text:s text:c="4"/>END OF FILE</text:p>
      <text:p text:style-name="P52">###</text:p>
      <text:p text:style-name="P52">########################################################################</text:p>
      <text:p text:style-name="P49"/>
      <text:h text:style-name="P85" text:outline-level="1"><text:span text:style-name="T27">Lockout - </text:span><text:span text:style-name="T30">FTP</text:span></text:h>
      <text:p text:style-name="P16"/>
      <text:p text:style-name="P27"><text:span text:style-name="T54">Special note</text:span><text:span text:style-name="T55">s</text:span><text:span text:style-name="T54">:</text:span></text:p>
      <text:p text:style-name="P45">- netkit (ftp and sftp) package is not installed by default with DISTRO.</text:p>
      <text:p text:style-name="P44"><text:span text:style-name="T54">- </text:span><text:span text:style-name="T55">ftp package is installed by default with DISTRO.</text:span></text:p>
      <text:p text:style-name="P64"><text:span text:style-name="T55">A</text:span><text:span text:style-name="T2">t this time </text:span><text:span text:style-name="T56">(July 2020)</text:span><text:span text:style-name="T2">, since the default stance of the installed DISTRO is to have no live FTP service, there is need to intervene to disable the service, nor to restrict access to that service.</text:span></text:p>
      <text:p text:style-name="P65">HOWEVER, the ftp command IS available, and the exposures to risk resulting from that are unknown.</text:p>
      <text:p text:style-name="P65">ALSO UNKNOWN is whether the ftp command could be removed from the system to prevent any possible misuse for outward transfer of info.</text:p>
      <text:p text:style-name="P46"/>
      <text:p text:style-name="P19"/>
      <text:h text:style-name="P77" text:outline-level="1"/>
      <text:h text:style-name="P83" text:outline-level="1">Lockout - Access</text:h>
      <text:p text:style-name="P8"/>
      <text:p text:style-name="P21"><text:span text:style-name="T13">Edit </text:span><text:span text:style-name="T17"><text:s/></text:span><text:span text:style-name="T22">/etc/</text:span><text:span text:style-name="T23">security/access.conf</text:span><text:span text:style-name="T22"> </text:span><text:span text:style-name="T17"><text:s/>to </text:span><text:span text:style-name="T21">add </text:span><text:span text:style-name="T17">the following </text:span><text:span text:style-name="T21">lines at the bottom of the file</text:span><text:span text:style-name="T17">:</text:span></text:p>
      <text:p text:style-name="P28"><text:span text:style-name="T12"><text:tab/></text:span><text:span text:style-name="T26">#<text:line-break/><text:tab/>###################################################################<text:line-break/><text:tab/>###################################################################<text:line-break/><text:tab/>#<text:line-break/><text:tab/>### <text:s text:c="4"/>Permit root login from local<text:line-break/><text:tab/>+:root:LOCAL<text:line-break/><text:tab/>+:</text:span><text:span text:style-name="T59">{</text:span><text:span text:style-name="T14">username</text:span><text:span text:style-name="T59">}</text:span><text:span text:style-name="T26">:LOCAL<text:line-break/><text:tab/>#<text:line-break/><text:tab/>### <text:s text:c="4"/>Deny access to all from any remote<text:line-break/><text:tab/>-:ALL:ALL</text:span><text:span text:style-name="T12"><text:line-break/><text:tab/></text:span></text:p>
      <text:p text:style-name="P6"/>
      <text:p text:style-name="P5"/>
      <text:p text:style-name="P20"/>
      <text:p text:style-name="P5"/>
      <text:p text:style-name="P31"/>
      <text:p text:style-name="P31"/>
      <text:p text:style-name="P30"/>
      <text:h text:style-name="P86" text:outline-level="1"><text:span text:style-name="T27">Lockout - </text:span><text:span text:style-name="T28">Sysctl</text:span></text:h>
      <text:p text:style-name="P9"/>
      <text:p text:style-name="P22"><text:span text:style-name="T13">Edit </text:span><text:span text:style-name="T17"><text:s/></text:span><text:span text:style-name="T22">/etc</text:span><text:span text:style-name="T24">/sysctl.conf</text:span><text:span text:style-name="T22"> </text:span><text:span text:style-name="T17"><text:s/>to set the following values (</text:span><text:span text:style-name="T18">where login possible by who</text:span><text:span text:style-name="T17">):</text:span></text:p>
      <text:p text:style-name="P2"><text:span text:style-name="T62"><text:tab/></text:span><text:span text:style-name="T63">***</text:span><text:span text:style-name="T64">TBD<text:tab/></text:span><text:span text:style-name="T65">MUST BE EXPANDED AND FINALIZED <text:s text:c="2"/>******</text:span><text:span text:style-name="T68"><text:line-break/><text:tab/></text:span></text:p>
      <text:p text:style-name="P2"/>
      <text:p text:style-name="P2"/>
      <text:h text:style-name="P79" text:outline-level="1"/>
      <text:h text:style-name="P87" text:outline-level="1"><text:span text:style-name="T27">Lockout - </text:span><text:span text:style-name="T29">Grub</text:span></text:h>
      <text:p text:style-name="P10"><text:line-break/><text:span text:style-name="T60">***<text:tab/></text:span><text:span text:style-name="T61">NOTE: <text:s/>This section has not been implemented due to lack of confidence !!!</text:span></text:p>
      <text:p text:style-name="P10"/>
      <text:p text:style-name="P11">Create a password for GRUB using md5crypt (sample):</text:p>
      <text:p text:style-name="P37"><text:span text:style-name="T32">[root@</text:span><text:span text:style-name="T50">askubuntu.com</text:span><text:span text:style-name="T32"> ~]# </text:span><text:span text:style-name="Source_20_Text"><text:span text:style-name="T31">grub-mkpasswd-pbkdf2</text:span></text:span></text:p>
      <text:p text:style-name="P37"><text:span text:style-name="Source_20_Text"><text:span text:style-name="T31"/></text:span></text:p>
      <text:p text:style-name="P56"><text:span text:style-name="Source_20_Text"><text:span text:style-name="T31">Enter password: </text:span></text:span><text:span text:style-name="Source_20_Text"><text:span text:style-name="T46">{new_password}</text:span></text:span></text:p>
      <text:p text:style-name="P57"><text:span text:style-name="Source_20_Text"><text:span text:style-name="T31">Reenter password: </text:span></text:span><text:span text:style-name="Source_20_Text"><text:span text:style-name="T46">{new_password}</text:span></text:span></text:p>
      <text:p text:style-name="P58"><text:span text:style-name="Source_20_Text"><text:span text:style-name="T31">PBKDF2 hash of your password is </text:span></text:span><text:span text:style-name="Source_20_Text"><text:span text:style-name="T45">{hash}</text:span></text:span></text:p>
      <text:p text:style-name="P58"><text:span text:style-name="Source_20_Text"><text:span text:style-name="T34">where <text:s/>hash =</text:span></text:span><text:span text:style-name="Source_20_Text"><text:span text:style-name="T31"> “</text:span></text:span><text:span text:style-name="Source_20_Text"><text:span text:style-name="T39">grub.pbkdf2.sha512.10</text:span></text:span><text:span text:style-name="Strong_20_Emphasis"><text:span text:style-name="T39">...</text:span></text:span><text:span text:style-name="Strong_20_Emphasis"><text:span text:style-name="T31">”</text:span></text:span></text:p>
      <text:p text:style-name="P42"><text:span text:style-name="Strong_20_Emphasis"><text:span text:style-name="T37">[root@</text:span></text:span><text:span text:style-name="Strong_20_Emphasis"><text:span text:style-name="T38">askubuntu.com</text:span></text:span><text:span text:style-name="Strong_20_Emphasis"><text:span text:style-name="T37"> ~]# </text:span></text:span></text:p>
      <text:p text:style-name="P59"><text:span text:style-name="Strong_20_Emphasis"><text:span text:style-name="T35">Be sure to sa</text:span></text:span><text:span text:style-name="Strong_20_Emphasis"><text:span text:style-name="T36">v</text:span></text:span><text:span text:style-name="Strong_20_Emphasis"><text:span text:style-name="T35">e </text:span></text:span><text:span text:style-name="Source_20_Text"><text:span text:style-name="T46">{new_password} </text:span></text:span><text:span text:style-name="Source_20_Text"><text:span text:style-name="T48">where it will be secure.</text:span></text:span></text:p>
      <text:p text:style-name="P41"><text:span text:style-name="Strong_20_Emphasis"><text:span text:style-name="T40"/></text:span></text:p>
      <text:p text:style-name="P23"><text:span text:style-name="T13">Edit </text:span><text:span text:style-name="T17"><text:s/></text:span><text:span text:style-name="Source_20_Text"><text:span text:style-name="T25">/etc/grub.d/40_custom</text:span></text:span><text:span text:style-name="T22"> </text:span><text:span text:style-name="T17"><text:s/>to </text:span><text:span text:style-name="T19">add following at start of the parameter list:</text:span></text:p>
      <text:p text:style-name="P43"><text:span text:style-name="T43">***</text:span><text:span text:style-name="T44">TBD</text:span><text:span text:style-name="T33"><text:line-break/></text:span><text:span text:style-name="T34">#</text:span><text:span text:style-name="Strong_20_Emphasis"><text:span text:style-name="Source_20_Text"><text:span text:style-name="T70">set superusers="</text:span></text:span></text:span><text:span text:style-name="Strong_20_Emphasis"><text:span text:style-name="Source_20_Text"><text:span text:style-name="T69">username</text:span></text:span></text:span><text:span text:style-name="Strong_20_Emphasis"><text:span text:style-name="Source_20_Text"><text:span text:style-name="T70">"<text:line-break/></text:span></text:span></text:span><text:span text:style-name="Strong_20_Emphasis"><text:span text:style-name="Source_20_Text"><text:span text:style-name="T71">#</text:span></text:span></text:span><text:span text:style-name="Source_20_Text"><text:span text:style-name="T31">password_pbkdf2 </text:span></text:span><text:span text:style-name="Source_20_Text"><text:span text:style-name="T42">username</text:span></text:span><text:span text:style-name="Source_20_Text"><text:span text:style-name="T31"> </text:span></text:span><text:span text:style-name="Source_20_Text"><text:span text:style-name="T45">{hash}</text:span></text:span></text:p>
      <text:p text:style-name="P61"><text:span text:style-name="Source_20_Text"><text:span text:style-name="T49">After making that change, run <text:s/></text:span></text:span></text:p>
      <text:p text:style-name="P61"><text:span text:style-name="Source_20_Text"><text:span text:style-name="T49"><text:tab/></text:span></text:span><text:span text:style-name="Source_20_Text"><text:span text:style-name="T47">update-grub</text:span></text:span><text:span text:style-name="Source_20_Text"><text:span text:style-name="T49"> .</text:span></text:span></text:p>
      <text:p text:style-name="P60"><text:span text:style-name="Source_20_Text"><text:span text:style-name="T41"/></text:span></text:p>
      <text:p text:style-name="P60"><text:span text:style-name="Source_20_Text"><text:span text:style-name="T41">IMPORTANT: <text:s/>Need to clarify which username applies here. <text:s/>Guidance from </text:span></text:span></text:p>
      <text:p text:style-name="P43"><text:a xlink:type="simple" xlink:href="https://askubuntu.com/questions/656206/how-to-password-protect-grub-menu" text:style-name="Internet_20_link" text:visited-style-name="Visited_20_Internet_20_Link"><text:span text:style-name="Source_20_Text"><text:span text:style-name="T34">https://askubuntu.com/questions/656206/how-to-password-protect-grub-menu</text:span></text:span></text:a></text:p>
      <text:p text:style-name="P60"><text:span text:style-name="Source_20_Text"><text:span text:style-name="T41">is unclear.</text:span></text:span></text:p>
      <text:p text:style-name="P62"><text:span text:style-name="Strong_20_Emphasis"><text:span text:style-name="T70"/></text:span></text:p>
      <text:p text:style-name="P63"><text:span text:style-name="Strong_20_Emphasis"><text:span text:style-name="T72">WARNING: <text:s/>This can be circumvented by use of boot-able media (USB, DVD) unless there is also password protection on the BIOS.</text:span></text:span></text:p>
      <text:p text:style-name="P40"><text:span text:style-name="Strong_20_Emphasis"><text:span text:style-name="T73"/></text:span></text:p>
      <text:p text:style-name="P12"><text:line-break/></text:p>
      <text:h text:style-name="P78" text:outline-level="1"><text:soft-page-break/>Lockout - BIOS</text:h>
      <text:p text:style-name="P1"/>
      <text:p text:style-name="P13">Context for, need for, and process for, doing the above are not yet researched or documented. <text:s/>That is deferred to a future date.</text:p>
      <text:p text:style-name="P13"/>
      <text:p text:style-name="P13"/>
      <text:p text:style-name="P13"/>
      <text:h text:style-name="P84" text:outline-level="1">Confirm Initial Security Modifications</text:h>
      <text:p text:style-name="P14"/>
      <text:p text:style-name="P15">After completing all the above actions, a SYSTEM Re-BOOT is REQUIRED !</text:p>
      <text:p text:style-name="P15"/>
      <text:p text:style-name="P15">Once the reboot is successful, login and run the following script to confirm the expected <text:line-break/>“safe-boot” status:</text:p>
      <text:p text:style-name="P13"><text:tab/><text:span text:style-name="T66">FIREWALL__VerifySystemdStatus_ufw.sh</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08T17:03:44.476350024</dc:date>
    <meta:editing-duration>PT7H17M53S</meta:editing-duration>
    <meta:editing-cycles>61</meta:editing-cycles>
    <meta:generator>LibreOffice/6.4.6.2$Linux_X86_64 LibreOffice_project/40$Build-2</meta:generator>
    <meta:document-statistic meta:table-count="0" meta:image-count="0" meta:object-count="0" meta:page-count="11" meta:paragraph-count="133" meta:word-count="816" meta:character-count="6231" meta:non-whitespace-character-count="5060"/>
    <meta:user-defined meta:name="Info">Creative Commons, shareable</meta:user-defined>
    <meta:user-defined meta:name="Matter">Linux, UbuntuMATE, Preferences</meta:user-defined>
    <meta:user-defined meta:name="Owner">Eric A. J. Marceau</meta:user-defined>
    <meta:user-defined meta:name="Publisher">Eric A. J. Marceau</meta:user-defined>
  </office:meta>
</office:document-meta>
</file>